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unit</text:p>
      <text:p text:style-name="Standard">php-maven</text:p>
      <text:p text:style-name="Standard">xdebu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0:23:35.926286054</meta:creation-date>
    <dc:date>2014-04-04T10:24:01.658830475</dc:date>
    <meta:editing-duration>P0D</meta:editing-duration>
    <meta:editing-cycles>1</meta:editing-cycles>
    <meta:document-statistic meta:table-count="0" meta:image-count="0" meta:object-count="0" meta:page-count="1" meta:paragraph-count="3" meta:word-count="3" meta:character-count="22" meta:non-whitespace-character-count="22"/>
    <meta:generator>LibreOffice/4.2.2.1$Linux_X86_64 LibreOffice_project/f36d84b791bbb6580a6f88e1eda72ca6083bbb4b</meta:generator>
  </office:meta>
</office:document-meta>
</file>